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13C400000B2C692E7E1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26cm" svg:height="19cm" svg:x="1cm" svg:y="1cm">
          <draw:image xlink:href="Pictures/10000000000013C400000B2C692E7E1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6-20T13:31:35</meta:creation-date>
    <dc:date>2010-06-20T14:19:07</dc:date>
    <meta:editing-duration>PT00H00M44S</meta:editing-duration>
    <meta:editing-cycles>1</meta:editing-cycles>
    <meta:generator>OpenOffice.org/3.1$Unix OpenOffice.org_project/310m19$Build-9420</meta:generator>
    <meta:document-statistic meta:object-count="24"/>
  </office:meta>
</office:document-meta>
</file>